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85mm"/>
    </style:style>
    <style:style style:name="co3" style:family="table-column">
      <style:table-column-properties fo:break-before="auto" style:column-width="52.3mm"/>
    </style:style>
    <style:style style:name="co4" style:family="table-column">
      <style:table-column-properties fo:break-before="auto" style:column-width="19.61mm"/>
    </style:style>
    <style:style style:name="co5" style:family="table-column">
      <style:table-column-properties fo:break-before="auto" style:column-width="101.12mm"/>
    </style:style>
    <style:style style:name="co6" style:family="table-column">
      <style:table-column-properties fo:break-before="auto" style:column-width="93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joueurs" table:style-name="ta1">
        <table:table-column table:style-name="co1" table:default-cell-style-name="Default"/>
        <table:table-row table:style-name="ro1">
          <table:table-cell/>
        </table:table-row>
      </table:table>
      <table:table table:name="donnees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QUESTIONS</text:p>
          </table:table-cell>
          <table:table-cell office:value-type="string" calcext:value-type="string">
            <text:p>ANSW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« Géographie »</text:p>
          </table:table-cell>
          <table:table-cell office:value-type="string" calcext:value-type="string">
            <text:p>« Océans, Mers et Cours d’eau 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« Quel est l’ocean entre l’Europe et les Etats-unis ? »</text:p>
          </table:table-cell>
          <table:table-cell office:value-type="string" calcext:value-type="string">
            <text:p>« Océan Atlantique »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« Océan Indien »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« Océan Pacifique »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« Quelle est la mer autour de la Corse ? »</text:p>
          </table:table-cell>
          <table:table-cell office:value-type="string" calcext:value-type="string">
            <text:p>« Mer Rouge »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« Mer Caspienne »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« Mer Méditerrannée »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« Quel est le fleuve qui traverse l’Egypte ? »</text:p>
          </table:table-cell>
          <table:table-cell office:value-type="string" calcext:value-type="string">
            <text:p>« Amazone »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« Nil »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« Gange »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« Quel est la mer la plus grande du monde? »</text:p>
          </table:table-cell>
          <table:table-cell office:value-type="string" calcext:value-type="string">
            <text:p>« Mer de Chine »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« Mer de Méditerrannée »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« Mer d’Arabie »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« Pays et Capitales 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« Quel est le pays le plus au sud de l’Afrique ? »</text:p>
          </table:table-cell>
          <table:table-cell office:value-type="string" calcext:value-type="string">
            <text:p>« Niger »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« Kenya »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« Afrique du Sud »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« Quel est le pays le plus grand du monde ? »</text:p>
          </table:table-cell>
          <table:table-cell office:value-type="string" calcext:value-type="string">
            <text:p>« Canada »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« Chine »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« Russie »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« Quelle est la capitale du Japon ? »</text:p>
          </table:table-cell>
          <table:table-cell office:value-type="string" calcext:value-type="string">
            <text:p>« Shanghai »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« Tokyo »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« Kyoto »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« Quel est le plus petit pays du monde ? »</text:p>
          </table:table-cell>
          <table:table-cell office:value-type="string" calcext:value-type="string">
            <text:p>Monaco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aint-Martin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Vatican</text:p>
          </table:table-cell>
          <table:table-cell table:number-columns-repeated="1018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2:08:38.006243521</meta:creation-date>
    <dc:date>2019-01-23T14:07:31.465649042</dc:date>
    <meta:editing-duration>PT4M7S</meta:editing-duration>
    <meta:editing-cycles>2</meta:editing-cycles>
    <meta:generator>LibreOffice/6.0.7.3$Linux_X86_64 LibreOffice_project/00m0$Build-3</meta:generator>
    <meta:document-statistic meta:table-count="2" meta:cell-count="44" meta:object-count="0"/>
  </office:meta>
</office:document-meta>
</file>